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465280" table:style-name="ce5">
            <text:p>2.465.280</text:p>
          </table:table-cell>
          <table:table-cell office:value-type="float" office:value="337000" table:style-name="ce5">
            <text:p>337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801930" table:style-name="ce6">
            <text:p>3.801.930</text:p>
          </table:table-cell>
          <table:table-cell office:value-type="float" office:value="3482939" table:style-name="ce6">
            <text:p>3.482.939</text:p>
          </table:table-cell>
          <table:table-cell office:value-type="percentage" office:value="0.91609761358047093" table:style-name="ce7">
            <text:p>91,6%</text:p>
          </table:table-cell>
          <table:table-cell office:value-type="float" office:value="2397813" table:style-name="ce5">
            <text:p>2.397.813</text:p>
          </table:table-cell>
          <table:table-cell office:value-type="float" office:value="1119700" table:style-name="ce5">
            <text:p>1.119.700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96395" table:style-name="ce5">
            <text:p>496.395</text:p>
          </table:table-cell>
          <table:table-cell office:value-type="float" office:value="67300" table:style-name="ce5">
            <text:p>67.3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720695" table:style-name="ce6">
            <text:p>720.695</text:p>
          </table:table-cell>
          <table:table-cell office:value-type="float" office:value="643819" table:style-name="ce6">
            <text:p>643.819</text:p>
          </table:table-cell>
          <table:table-cell office:value-type="percentage" office:value="0.89333074324089945" table:style-name="ce7">
            <text:p>89,3%</text:p>
          </table:table-cell>
          <table:table-cell office:value-type="float" office:value="438841" table:style-name="ce5">
            <text:p>438.841</text:p>
          </table:table-cell>
          <table:table-cell office:value-type="float" office:value="212832" table:style-name="ce5">
            <text:p>212.832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66565" table:style-name="ce5">
            <text:p>466.565</text:p>
          </table:table-cell>
          <table:table-cell office:value-type="float" office:value="60400" table:style-name="ce5">
            <text:p>60.4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647415" table:style-name="ce6">
            <text:p>647.415</text:p>
          </table:table-cell>
          <table:table-cell office:value-type="float" office:value="600195" table:style-name="ce6">
            <text:p>600.195</text:p>
          </table:table-cell>
          <table:table-cell office:value-type="percentage" office:value="0.92706378443502235" table:style-name="ce7">
            <text:p>92,7%</text:p>
          </table:table-cell>
          <table:table-cell office:value-type="float" office:value="398717" table:style-name="ce5">
            <text:p>398.717</text:p>
          </table:table-cell>
          <table:table-cell office:value-type="float" office:value="207221" table:style-name="ce5">
            <text:p>207.221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74140" table:style-name="ce5">
            <text:p>274.140</text:p>
          </table:table-cell>
          <table:table-cell office:value-type="float" office:value="39600" table:style-name="ce5">
            <text:p>39.6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51940" table:style-name="ce6">
            <text:p>451.940</text:p>
          </table:table-cell>
          <table:table-cell office:value-type="float" office:value="407370" table:style-name="ce6">
            <text:p>407.370</text:p>
          </table:table-cell>
          <table:table-cell office:value-type="percentage" office:value="0.90138071425410449" table:style-name="ce7">
            <text:p>90,1%</text:p>
          </table:table-cell>
          <table:table-cell office:value-type="float" office:value="291800" table:style-name="ce5">
            <text:p>291.800</text:p>
          </table:table-cell>
          <table:table-cell office:value-type="float" office:value="121931" table:style-name="ce5">
            <text:p>121.931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553380" table:style-name="ce5">
            <text:p>553.380</text:p>
          </table:table-cell>
          <table:table-cell office:value-type="float" office:value="76600" table:style-name="ce5">
            <text:p>76.6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86980" table:style-name="ce6">
            <text:p>886.980</text:p>
          </table:table-cell>
          <table:table-cell office:value-type="float" office:value="747377" table:style-name="ce6">
            <text:p>747.377</text:p>
          </table:table-cell>
          <table:table-cell office:value-type="percentage" office:value="0.84260862702653949" table:style-name="ce7">
            <text:p>84,3%</text:p>
          </table:table-cell>
          <table:table-cell office:value-type="float" office:value="519168" table:style-name="ce5">
            <text:p>519.168</text:p>
          </table:table-cell>
          <table:table-cell office:value-type="float" office:value="239189" table:style-name="ce5">
            <text:p>239.189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20695" table:style-name="ce5">
            <text:p>220.695</text:p>
          </table:table-cell>
          <table:table-cell office:value-type="float" office:value="29300" table:style-name="ce5">
            <text:p>29.3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318695" table:style-name="ce6">
            <text:p>318.695</text:p>
          </table:table-cell>
          <table:table-cell office:value-type="float" office:value="280508" table:style-name="ce6">
            <text:p>280.508</text:p>
          </table:table-cell>
          <table:table-cell office:value-type="percentage" office:value="0.8801769717127661" table:style-name="ce7">
            <text:p>88,0%</text:p>
          </table:table-cell>
          <table:table-cell office:value-type="float" office:value="191376" table:style-name="ce5">
            <text:p>191.376</text:p>
          </table:table-cell>
          <table:table-cell office:value-type="float" office:value="90800" table:style-name="ce5">
            <text:p>90.800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087815" table:style-name="ce5">
            <text:p>1.087.815</text:p>
          </table:table-cell>
          <table:table-cell office:value-type="float" office:value="144000" table:style-name="ce5">
            <text:p>144.0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514715" table:style-name="ce6">
            <text:p>1.514.715</text:p>
          </table:table-cell>
          <table:table-cell office:value-type="float" office:value="1332562" table:style-name="ce6">
            <text:p>1.332.562</text:p>
          </table:table-cell>
          <table:table-cell office:value-type="percentage" office:value="0.87974437435425146" table:style-name="ce7">
            <text:p>88,0%</text:p>
          </table:table-cell>
          <table:table-cell office:value-type="float" office:value="889728" table:style-name="ce5">
            <text:p>889.728</text:p>
          </table:table-cell>
          <table:table-cell office:value-type="float" office:value="455402" table:style-name="ce5">
            <text:p>455.402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87825" table:style-name="ce5">
            <text:p>687.825</text:p>
          </table:table-cell>
          <table:table-cell office:value-type="float" office:value="94500" table:style-name="ce5">
            <text:p>94.5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1022825" table:style-name="ce6">
            <text:p>1.022.825</text:p>
          </table:table-cell>
          <table:table-cell office:value-type="float" office:value="884665" table:style-name="ce6">
            <text:p>884.665</text:p>
          </table:table-cell>
          <table:table-cell office:value-type="percentage" office:value="0.86492312956761908" table:style-name="ce7">
            <text:p>86,5%</text:p>
          </table:table-cell>
          <table:table-cell office:value-type="float" office:value="614197" table:style-name="ce5">
            <text:p>614.197</text:p>
          </table:table-cell>
          <table:table-cell office:value-type="float" office:value="277031" table:style-name="ce5">
            <text:p>277.031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434220" table:style-name="ce5">
            <text:p>2.434.220</text:p>
          </table:table-cell>
          <table:table-cell office:value-type="float" office:value="336200" table:style-name="ce5">
            <text:p>336.2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689220" table:style-name="ce6">
            <text:p>3.689.220</text:p>
          </table:table-cell>
          <table:table-cell office:value-type="float" office:value="3238108" table:style-name="ce6">
            <text:p>3.238.108</text:p>
          </table:table-cell>
          <table:table-cell office:value-type="percentage" office:value="0.87772157800293826" table:style-name="ce7">
            <text:p>87,8%</text:p>
          </table:table-cell>
          <table:table-cell office:value-type="float" office:value="2237657" table:style-name="ce5">
            <text:p>2.237.657</text:p>
          </table:table-cell>
          <table:table-cell office:value-type="float" office:value="1029511" table:style-name="ce5">
            <text:p>1.029.511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511830" table:style-name="ce5">
            <text:p>1.511.830</text:p>
          </table:table-cell>
          <table:table-cell office:value-type="float" office:value="207100" table:style-name="ce5">
            <text:p>207.1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316030" table:style-name="ce6">
            <text:p>2.316.030</text:p>
          </table:table-cell>
          <table:table-cell office:value-type="float" office:value="2091434" table:style-name="ce6">
            <text:p>2.091.434</text:p>
          </table:table-cell>
          <table:table-cell office:value-type="percentage" office:value="0.90302543576723959" table:style-name="ce7">
            <text:p>90,3%</text:p>
          </table:table-cell>
          <table:table-cell office:value-type="float" office:value="1444489" table:style-name="ce5">
            <text:p>1.444.489</text:p>
          </table:table-cell>
          <table:table-cell office:value-type="float" office:value="671781" table:style-name="ce5">
            <text:p>671.781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01975" table:style-name="ce5">
            <text:p>401.975</text:p>
          </table:table-cell>
          <table:table-cell office:value-type="float" office:value="52900" table:style-name="ce5">
            <text:p>52.9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80375" table:style-name="ce6">
            <text:p>580.375</text:p>
          </table:table-cell>
          <table:table-cell office:value-type="float" office:value="527973" table:style-name="ce6">
            <text:p>527.973</text:p>
          </table:table-cell>
          <table:table-cell office:value-type="percentage" office:value="0.9097101012276545" table:style-name="ce7">
            <text:p>91,0%</text:p>
          </table:table-cell>
          <table:table-cell office:value-type="float" office:value="356294" table:style-name="ce5">
            <text:p>356.294</text:p>
          </table:table-cell>
          <table:table-cell office:value-type="float" office:value="176217" table:style-name="ce5">
            <text:p>176.217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135015" table:style-name="ce5">
            <text:p>1.135.015</text:p>
          </table:table-cell>
          <table:table-cell office:value-type="float" office:value="147400" table:style-name="ce5">
            <text:p>147.4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601665" table:style-name="ce6">
            <text:p>1.601.665</text:p>
          </table:table-cell>
          <table:table-cell office:value-type="float" office:value="1480127" table:style-name="ce6">
            <text:p>1.480.127</text:p>
          </table:table-cell>
          <table:table-cell office:value-type="percentage" office:value="0.92411771500282514" table:style-name="ce7">
            <text:p>92,4%</text:p>
          </table:table-cell>
          <table:table-cell office:value-type="float" office:value="1028809" table:style-name="ce5">
            <text:p>1.028.809</text:p>
          </table:table-cell>
          <table:table-cell office:value-type="float" office:value="461602" table:style-name="ce5">
            <text:p>461.602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15895" table:style-name="ce5">
            <text:p>115.895</text:p>
          </table:table-cell>
          <table:table-cell office:value-type="float" office:value="15300" table:style-name="ce5">
            <text:p>15.3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68795" table:style-name="ce6">
            <text:p>168.795</text:p>
          </table:table-cell>
          <table:table-cell office:value-type="float" office:value="154540" table:style-name="ce6">
            <text:p>154.540</text:p>
          </table:table-cell>
          <table:table-cell office:value-type="percentage" office:value="0.91554844634023524" table:style-name="ce7">
            <text:p>91,6%</text:p>
          </table:table-cell>
          <table:table-cell office:value-type="float" office:value="107635" table:style-name="ce5">
            <text:p>107.635</text:p>
          </table:table-cell>
          <table:table-cell office:value-type="float" office:value="48747" table:style-name="ce5">
            <text:p>48.747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992435" table:style-name="ce5">
            <text:p>1.992.435</text:p>
          </table:table-cell>
          <table:table-cell office:value-type="float" office:value="276200" table:style-name="ce5">
            <text:p>276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3069535" table:style-name="ce6">
            <text:p>3.069.535</text:p>
          </table:table-cell>
          <table:table-cell office:value-type="float" office:value="2716847" table:style-name="ce6">
            <text:p>2.716.847</text:p>
          </table:table-cell>
          <table:table-cell office:value-type="percentage" office:value="0.88510051196679629" table:style-name="ce7">
            <text:p>88,5%</text:p>
          </table:table-cell>
          <table:table-cell office:value-type="float" office:value="1942011" table:style-name="ce5">
            <text:p>1.942.011</text:p>
          </table:table-cell>
          <table:table-cell office:value-type="float" office:value="797465" table:style-name="ce5">
            <text:p>797.465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24265" table:style-name="ce5">
            <text:p>424.265</text:p>
          </table:table-cell>
          <table:table-cell office:value-type="float" office:value="57700" table:style-name="ce5">
            <text:p>57.7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60415" table:style-name="ce6">
            <text:p>660.415</text:p>
          </table:table-cell>
          <table:table-cell office:value-type="float" office:value="539597" table:style-name="ce6">
            <text:p>539.597</text:p>
          </table:table-cell>
          <table:table-cell office:value-type="percentage" office:value="0.81705745629641968" table:style-name="ce7">
            <text:p>81,7%</text:p>
          </table:table-cell>
          <table:table-cell office:value-type="float" office:value="377867" table:style-name="ce5">
            <text:p>377.867</text:p>
          </table:table-cell>
          <table:table-cell office:value-type="float" office:value="162248" table:style-name="ce5">
            <text:p>162.248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20695" table:style-name="ce5">
            <text:p>220.695</text:p>
          </table:table-cell>
          <table:table-cell office:value-type="float" office:value="30200" table:style-name="ce5">
            <text:p>30.2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29045" table:style-name="ce6">
            <text:p>329.045</text:p>
          </table:table-cell>
          <table:table-cell office:value-type="float" office:value="307748" table:style-name="ce6">
            <text:p>307.748</text:p>
          </table:table-cell>
          <table:table-cell office:value-type="percentage" office:value="0.93527632998526034" table:style-name="ce7">
            <text:p>93,5%</text:p>
          </table:table-cell>
          <table:table-cell office:value-type="float" office:value="214368" table:style-name="ce5">
            <text:p>214.368</text:p>
          </table:table-cell>
          <table:table-cell office:value-type="float" office:value="97255" table:style-name="ce5">
            <text:p>97.255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05950" table:style-name="ce5">
            <text:p>805.950</text:p>
          </table:table-cell>
          <table:table-cell office:value-type="float" office:value="107400" table:style-name="ce5">
            <text:p>107.4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175600" table:style-name="ce6">
            <text:p>1.175.600</text:p>
          </table:table-cell>
          <table:table-cell office:value-type="float" office:value="1060076" table:style-name="ce6">
            <text:p>1.060.076</text:p>
          </table:table-cell>
          <table:table-cell office:value-type="percentage" office:value="0.90173188159237838" table:style-name="ce7">
            <text:p>90,2%</text:p>
          </table:table-cell>
          <table:table-cell office:value-type="float" office:value="763568" table:style-name="ce5">
            <text:p>763.568</text:p>
          </table:table-cell>
          <table:table-cell office:value-type="float" office:value="309205" table:style-name="ce5">
            <text:p>309.205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7190" table:style-name="ce5">
            <text:p>17.190</text:p>
          </table:table-cell>
          <table:table-cell office:value-type="float" office:value="2600" table:style-name="ce5">
            <text:p>2.6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240" table:style-name="ce6">
            <text:p>30.240</text:p>
          </table:table-cell>
          <table:table-cell office:value-type="float" office:value="27162" table:style-name="ce6">
            <text:p>27.162</text:p>
          </table:table-cell>
          <table:table-cell office:value-type="percentage" office:value="0.89821428571428574" table:style-name="ce7">
            <text:p>89,8%</text:p>
          </table:table-cell>
          <table:table-cell office:value-type="float" office:value="19361" table:style-name="ce5">
            <text:p>19.361</text:p>
          </table:table-cell>
          <table:table-cell office:value-type="float" office:value="8248" table:style-name="ce5">
            <text:p>8.248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7190" table:style-name="ce5">
            <text:p>17.190</text:p>
          </table:table-cell>
          <table:table-cell office:value-type="float" office:value="2500" table:style-name="ce5">
            <text:p>2.5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140" table:style-name="ce6">
            <text:p>30.140</text:p>
          </table:table-cell>
          <table:table-cell office:value-type="float" office:value="23887" table:style-name="ce6">
            <text:p>23.887</text:p>
          </table:table-cell>
          <table:table-cell office:value-type="percentage" office:value="0.79253483742534836" table:style-name="ce7">
            <text:p>79,3%</text:p>
          </table:table-cell>
          <table:table-cell office:value-type="float" office:value="17272" table:style-name="ce5">
            <text:p>17.272</text:p>
          </table:table-cell>
          <table:table-cell office:value-type="float" office:value="7089" table:style-name="ce5">
            <text:p>7.089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6881" table:style-name="ce6">
            <text:p>76.881</text:p>
          </table:table-cell>
          <table:table-cell office:value-type="percentage" office:value="0.84170133566892924" table:style-name="ce7">
            <text:p>84,2%</text:p>
          </table:table-cell>
          <table:table-cell office:value-type="float" office:value="67377" table:style-name="ce5">
            <text:p>67.377</text:p>
          </table:table-cell>
          <table:table-cell office:value-type="float" office:value="9504" table:style-name="ce5">
            <text:p>9.504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5350595" table:style-name="ce11">
            <text:p>15.350.595</text:p>
          </table:table-cell>
          <table:table-cell office:value-type="float" office:value="2087600" table:style-name="ce12">
            <text:p>2.087.6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3107595" table:style-name="ce15">
            <text:p>23.107.595</text:p>
          </table:table-cell>
          <table:table-cell office:value-type="float" office:value="20623815" table:style-name="ce15">
            <text:p>20.623.815</text:p>
          </table:table-cell>
          <table:table-cell office:value-type="percentage" office:value="0.89251239689807615" table:style-name="ce16">
            <text:p>89,3%</text:p>
          </table:table-cell>
          <table:table-cell office:value-type="float" office:value="14318348" table:style-name="ce15">
            <text:p>14.318.348</text:p>
          </table:table-cell>
          <table:table-cell office:value-type="float" office:value="6502978" table:style-name="ce15">
            <text:p>6.502.978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473" table:style-name="ce5">
            <text:p>18.473</text:p>
          </table:table-cell>
          <table:table-cell office:value-type="float" office:value="17794" table:style-name="ce5">
            <text:p>17.794</text:p>
          </table:table-cell>
          <table:table-cell office:value-type="percentage" office:value="0.99434815373021856" table:style-name="ce25">
            <text:p>99,4%</text:p>
          </table:table-cell>
          <table:table-cell office:value-type="percentage" office:value="0.95779954785229837" table:style-name="ce25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47" table:style-name="ce5">
            <text:p>5.447</text:p>
          </table:table-cell>
          <table:table-cell office:value-type="float" office:value="5244" table:style-name="ce5">
            <text:p>5.244</text:p>
          </table:table-cell>
          <table:table-cell office:value-type="percentage" office:value="0.99108442503639005" table:style-name="ce25">
            <text:p>99,1%</text:p>
          </table:table-cell>
          <table:table-cell office:value-type="percentage" office:value="0.95414847161572047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07" table:style-name="ce5">
            <text:p>10.807</text:p>
          </table:table-cell>
          <table:table-cell office:value-type="float" office:value="10798" table:style-name="ce5">
            <text:p>10.798</text:p>
          </table:table-cell>
          <table:table-cell office:value-type="float" office:value="9810" table:style-name="ce5">
            <text:p>9.810</text:p>
          </table:table-cell>
          <table:table-cell office:value-type="percentage" office:value="0.99916720644027024" table:style-name="ce25">
            <text:p>99,9%</text:p>
          </table:table-cell>
          <table:table-cell office:value-type="percentage" office:value="0.90774498010548721" table:style-name="ce25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92" table:style-name="ce5">
            <text:p>7.192</text:p>
          </table:table-cell>
          <table:table-cell office:value-type="float" office:value="6982" table:style-name="ce5">
            <text:p>6.982</text:p>
          </table:table-cell>
          <table:table-cell office:value-type="percentage" office:value="0.96278447121820621" table:style-name="ce25">
            <text:p>96,3%</text:p>
          </table:table-cell>
          <table:table-cell office:value-type="percentage" office:value="0.9346720214190094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08" table:style-name="ce5">
            <text:p>25.008</text:p>
          </table:table-cell>
          <table:table-cell office:value-type="float" office:value="23753" table:style-name="ce5">
            <text:p>23.753</text:p>
          </table:table-cell>
          <table:table-cell office:value-type="percentage" office:value="0.97817413752640225" table:style-name="ce25">
            <text:p>97,8%</text:p>
          </table:table-cell>
          <table:table-cell office:value-type="percentage" office:value="0.9290855041852460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07" table:style-name="ce5">
            <text:p>80.207</text:p>
          </table:table-cell>
          <table:table-cell office:value-type="float" office:value="79530" table:style-name="ce5">
            <text:p>79.530</text:p>
          </table:table-cell>
          <table:table-cell office:value-type="float" office:value="65521" table:style-name="ce5">
            <text:p>65.521</text:p>
          </table:table-cell>
          <table:table-cell office:value-type="percentage" office:value="0.99155934020721381" table:style-name="ce25">
            <text:p>99,2%</text:p>
          </table:table-cell>
          <table:table-cell office:value-type="percentage" office:value="0.81689877442118519" table:style-name="ce25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087" table:style-name="ce5">
            <text:p>30.087</text:p>
          </table:table-cell>
          <table:table-cell office:value-type="float" office:value="30087" table:style-name="ce5">
            <text:p>30.087</text:p>
          </table:table-cell>
          <table:table-cell office:value-type="float" office:value="28047" table:style-name="ce5">
            <text:p>28.04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219662977365636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53" table:style-name="ce5">
            <text:p>23.453</text:p>
          </table:table-cell>
          <table:table-cell office:value-type="float" office:value="22841" table:style-name="ce5">
            <text:p>22.841</text:p>
          </table:table-cell>
          <table:table-cell office:value-type="percentage" office:value="0.98542016806722688" table:style-name="ce25">
            <text:p>98,5%</text:p>
          </table:table-cell>
          <table:table-cell office:value-type="percentage" office:value="0.95970588235294119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6" table:style-name="ce5">
            <text:p>3.366</text:p>
          </table:table-cell>
          <table:table-cell office:value-type="float" office:value="3254" table:style-name="ce5">
            <text:p>3.254</text:p>
          </table:table-cell>
          <table:table-cell office:value-type="percentage" office:value="0.99292035398230083" table:style-name="ce25">
            <text:p>99,3%</text:p>
          </table:table-cell>
          <table:table-cell office:value-type="percentage" office:value="0.95988200589970496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367" table:style-name="ce5">
            <text:p>52.367</text:p>
          </table:table-cell>
          <table:table-cell office:value-type="float" office:value="52367" table:style-name="ce5">
            <text:p>52.367</text:p>
          </table:table-cell>
          <table:table-cell office:value-type="float" office:value="49955" table:style-name="ce5">
            <text:p>49.95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394045868581356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34" table:style-name="ce5">
            <text:p>11.334</text:p>
          </table:table-cell>
          <table:table-cell office:value-type="float" office:value="10913" table:style-name="ce5">
            <text:p>10.913</text:p>
          </table:table-cell>
          <table:table-cell office:value-type="percentage" office:value="0.95363904080774087" table:style-name="ce25">
            <text:p>95,4%</text:p>
          </table:table-cell>
          <table:table-cell office:value-type="percentage" office:value="0.91821623895666804" table:style-name="ce25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3" table:style-name="ce5">
            <text:p>8.123</text:p>
          </table:table-cell>
          <table:table-cell office:value-type="float" office:value="7960" table:style-name="ce5">
            <text:p>7.960</text:p>
          </table:table-cell>
          <table:table-cell office:value-type="percentage" office:value="0.97363058851731987" table:style-name="ce25">
            <text:p>97,4%</text:p>
          </table:table-cell>
          <table:table-cell office:value-type="percentage" office:value="0.95409325182787963" table:style-name="ce25">
            <text:p>95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29" table:style-name="ce5">
            <text:p>329</text:p>
          </table:table-cell>
          <table:table-cell office:value-type="float" office:value="323" table:style-name="ce5">
            <text:p>323</text:p>
          </table:table-cell>
          <table:table-cell office:value-type="percentage" office:value="1.0123076923076924" table:style-name="ce25">
            <text:p>101,2%</text:p>
          </table:table-cell>
          <table:table-cell office:value-type="percentage" office:value="0.99384615384615382" table:style-name="ce25">
            <text:p>99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8008" table:style-name="ce15">
            <text:p>418.008</text:p>
          </table:table-cell>
          <table:table-cell office:value-type="float" office:value="414653" table:style-name="ce15">
            <text:p>414.653</text:p>
          </table:table-cell>
          <table:table-cell office:value-type="float" office:value="383727" table:style-name="ce15">
            <text:p>383.727</text:p>
          </table:table-cell>
          <table:table-cell office:value-type="percentage" office:value="0.99197383782128568" table:style-name="ce26">
            <text:p>99,2%</text:p>
          </table:table-cell>
          <table:table-cell office:value-type="percentage" office:value="0.9179896078543951" table:style-name="ce26">
            <text:p>91,8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770248" table:style-name="ce23">
            <text:p>1.770.248</text:p>
          </table:table-cell>
          <table:table-cell office:value-type="percentage" office:value="0.89404477880289523" table:style-name="ce28">
            <text:p>89,4%</text:p>
          </table:table-cell>
          <table:table-cell office:value-type="float" office:value="872356" table:style-name="ce23">
            <text:p>872.356</text:p>
          </table:table-cell>
          <table:table-cell office:value-type="percentage" office:value="0.44057404784944171" table:style-name="ce28">
            <text:p>44,1%</text:p>
          </table:table-cell>
          <table:table-cell office:value-type="date" office:date-value="2021-05-11T00:00:00" table:style-name="ce29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37994" table:style-name="ce5">
            <text:p>337.994</text:p>
          </table:table-cell>
          <table:table-cell office:value-type="percentage" office:value="0.90341566678872798" table:style-name="ce30">
            <text:p>90,3%</text:p>
          </table:table-cell>
          <table:table-cell office:value-type="float" office:value="173765" table:style-name="ce5">
            <text:p>173.765</text:p>
          </table:table-cell>
          <table:table-cell office:value-type="percentage" office:value="0.46445210074599935" table:style-name="ce30">
            <text:p>46,4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13391" table:style-name="ce5">
            <text:p>313.391</text:p>
          </table:table-cell>
          <table:table-cell office:value-type="percentage" office:value="0.90385519443250739" table:style-name="ce30">
            <text:p>90,4%</text:p>
          </table:table-cell>
          <table:table-cell office:value-type="float" office:value="163184" table:style-name="ce5">
            <text:p>163.184</text:p>
          </table:table-cell>
          <table:table-cell office:value-type="percentage" office:value="0.47064116725839061" table:style-name="ce30">
            <text:p>47,1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0164" table:style-name="ce5">
            <text:p>210.164</text:p>
          </table:table-cell>
          <table:table-cell office:value-type="percentage" office:value="0.84987201209920371" table:style-name="ce30">
            <text:p>85,0%</text:p>
          </table:table-cell>
          <table:table-cell office:value-type="float" office:value="93395" table:style-name="ce5">
            <text:p>93.395</text:p>
          </table:table-cell>
          <table:table-cell office:value-type="percentage" office:value="0.37767551326585491" table:style-name="ce30">
            <text:p>37,8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92286" table:style-name="ce5">
            <text:p>392.286</text:p>
          </table:table-cell>
          <table:table-cell office:value-type="percentage" office:value="0.81750264140091156" table:style-name="ce30">
            <text:p>81,8%</text:p>
          </table:table-cell>
          <table:table-cell office:value-type="float" office:value="179219" table:style-name="ce5">
            <text:p>179.219</text:p>
          </table:table-cell>
          <table:table-cell office:value-type="percentage" office:value="0.37348262718840325" table:style-name="ce30">
            <text:p>37,3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53516" table:style-name="ce5">
            <text:p>153.516</text:p>
          </table:table-cell>
          <table:table-cell office:value-type="percentage" office:value="0.89538240800685898" table:style-name="ce30">
            <text:p>89,5%</text:p>
          </table:table-cell>
          <table:table-cell office:value-type="float" office:value="72727" table:style-name="ce5">
            <text:p>72.727</text:p>
          </table:table-cell>
          <table:table-cell office:value-type="percentage" office:value="0.42418038762809634" table:style-name="ce30">
            <text:p>42,4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28420" table:style-name="ce5">
            <text:p>728.420</text:p>
          </table:table-cell>
          <table:table-cell office:value-type="percentage" office:value="0.92481101820370171" table:style-name="ce30">
            <text:p>92,5%</text:p>
          </table:table-cell>
          <table:table-cell office:value-type="float" office:value="375823" table:style-name="ce5">
            <text:p>375.823</text:p>
          </table:table-cell>
          <table:table-cell office:value-type="percentage" office:value="0.47714951716642839" table:style-name="ce30">
            <text:p>47,7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67113" table:style-name="ce5">
            <text:p>467.113</text:p>
          </table:table-cell>
          <table:table-cell office:value-type="percentage" office:value="0.91101515585902382" table:style-name="ce30">
            <text:p>91,1%</text:p>
          </table:table-cell>
          <table:table-cell office:value-type="float" office:value="212086" table:style-name="ce5">
            <text:p>212.086</text:p>
          </table:table-cell>
          <table:table-cell office:value-type="percentage" office:value="0.41363344703640642" table:style-name="ce30">
            <text:p>41,4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663622" table:style-name="ce5">
            <text:p>1.663.622</text:p>
          </table:table-cell>
          <table:table-cell office:value-type="percentage" office:value="0.86643730026790666" table:style-name="ce30">
            <text:p>86,6%</text:p>
          </table:table-cell>
          <table:table-cell office:value-type="float" office:value="788545" table:style-name="ce5">
            <text:p>788.545</text:p>
          </table:table-cell>
          <table:table-cell office:value-type="percentage" office:value="0.41068512014132802" table:style-name="ce30">
            <text:p>41,1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118145" table:style-name="ce5">
            <text:p>1.118.145</text:p>
          </table:table-cell>
          <table:table-cell office:value-type="percentage" office:value="0.86335176404366853" table:style-name="ce30">
            <text:p>86,3%</text:p>
          </table:table-cell>
          <table:table-cell office:value-type="float" office:value="559400" table:style-name="ce5">
            <text:p>559.400</text:p>
          </table:table-cell>
          <table:table-cell office:value-type="percentage" office:value="0.43192875414729587" table:style-name="ce30">
            <text:p>43,2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82043" table:style-name="ce5">
            <text:p>282.043</text:p>
          </table:table-cell>
          <table:table-cell office:value-type="percentage" office:value="0.96201966041108133" table:style-name="ce30">
            <text:p>96,2%</text:p>
          </table:table-cell>
          <table:table-cell office:value-type="float" office:value="141037" table:style-name="ce5">
            <text:p>141.037</text:p>
          </table:table-cell>
          <table:table-cell office:value-type="percentage" office:value="0.48106269911112021" table:style-name="ce30">
            <text:p>48,1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27095" table:style-name="ce5">
            <text:p>827.095</text:p>
          </table:table-cell>
          <table:table-cell office:value-type="percentage" office:value="0.9496022346958809" table:style-name="ce30">
            <text:p>95,0%</text:p>
          </table:table-cell>
          <table:table-cell office:value-type="float" office:value="394750" table:style-name="ce5">
            <text:p>394.750</text:p>
          </table:table-cell>
          <table:table-cell office:value-type="percentage" office:value="0.45321937884547603" table:style-name="ce30">
            <text:p>45,3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5141" table:style-name="ce5">
            <text:p>85.141</text:p>
          </table:table-cell>
          <table:table-cell office:value-type="percentage" office:value="0.96696195343554803" table:style-name="ce30">
            <text:p>96,7%</text:p>
          </table:table-cell>
          <table:table-cell office:value-type="float" office:value="39963" table:style-name="ce5">
            <text:p>39.963</text:p>
          </table:table-cell>
          <table:table-cell office:value-type="percentage" office:value="0.45386712095400339" table:style-name="ce30">
            <text:p>45,4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12804" table:style-name="ce5">
            <text:p>1.412.804</text:p>
          </table:table-cell>
          <table:table-cell office:value-type="percentage" office:value="0.88658986423817376" table:style-name="ce30">
            <text:p>88,7%</text:p>
          </table:table-cell>
          <table:table-cell office:value-type="float" office:value="612230" table:style-name="ce5">
            <text:p>612.230</text:p>
          </table:table-cell>
          <table:table-cell office:value-type="percentage" office:value="0.38419831242163605" table:style-name="ce30">
            <text:p>38,4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66900" table:style-name="ce5">
            <text:p>266.900</text:p>
          </table:table-cell>
          <table:table-cell office:value-type="percentage" office:value="0.83516125903141325" table:style-name="ce30">
            <text:p>83,5%</text:p>
          </table:table-cell>
          <table:table-cell office:value-type="float" office:value="117372" table:style-name="ce5">
            <text:p>117.372</text:p>
          </table:table-cell>
          <table:table-cell office:value-type="percentage" office:value="0.36727069050219197" table:style-name="ce30">
            <text:p>36,7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59779" table:style-name="ce5">
            <text:p>159.779</text:p>
          </table:table-cell>
          <table:table-cell office:value-type="percentage" office:value="0.93546328497324382" table:style-name="ce30">
            <text:p>93,5%</text:p>
          </table:table-cell>
          <table:table-cell office:value-type="float" office:value="75562" table:style-name="ce5">
            <text:p>75.562</text:p>
          </table:table-cell>
          <table:table-cell office:value-type="percentage" office:value="0.4423952881113804" table:style-name="ce30">
            <text:p>44,2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595964" table:style-name="ce5">
            <text:p>595.964</text:p>
          </table:table-cell>
          <table:table-cell office:value-type="percentage" office:value="0.91524840666513096" table:style-name="ce30">
            <text:p>91,5%</text:p>
          </table:table-cell>
          <table:table-cell office:value-type="float" office:value="240685" table:style-name="ce5">
            <text:p>240.685</text:p>
          </table:table-cell>
          <table:table-cell office:value-type="percentage" office:value="0.36963065345926438" table:style-name="ce30">
            <text:p>37,0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591" table:style-name="ce5">
            <text:p>11.591</text:p>
          </table:table-cell>
          <table:table-cell office:value-type="percentage" office:value="0.78423545331529099" table:style-name="ce30">
            <text:p>78,4%</text:p>
          </table:table-cell>
          <table:table-cell office:value-type="float" office:value="6601" table:style-name="ce5">
            <text:p>6.601</text:p>
          </table:table-cell>
          <table:table-cell office:value-type="percentage" office:value="0.446617050067659" table:style-name="ce30">
            <text:p>44,7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225" table:style-name="ce5">
            <text:p>10.225</text:p>
          </table:table-cell>
          <table:table-cell office:value-type="percentage" office:value="0.73434357943119788" table:style-name="ce30">
            <text:p>73,4%</text:p>
          </table:table-cell>
          <table:table-cell office:value-type="float" office:value="5511" table:style-name="ce5">
            <text:p>5.511</text:p>
          </table:table-cell>
          <table:table-cell office:value-type="percentage" office:value="0.39579143924159726" table:style-name="ce30">
            <text:p>39,6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86" table:style-name="ce5">
            <text:p>3.186</text:p>
          </table:table-cell>
          <table:table-cell office:value-type="string" table:style-name="ce30">
            <text:p>-</text:p>
          </table:table-cell>
          <table:table-cell office:value-type="float" office:value="626" table:style-name="ce5">
            <text:p>626</text:p>
          </table:table-cell>
          <table:table-cell office:value-type="string" table:style-name="ce30">
            <text:p>-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0809627" table:style-name="ce15">
            <text:p>10.809.627</text:p>
          </table:table-cell>
          <table:table-cell office:value-type="percentage" office:value="0.89107064472133712" table:style-name="ce16">
            <text:p>89,1%</text:p>
          </table:table-cell>
          <table:table-cell office:value-type="float" office:value="5124837" table:style-name="ce15">
            <text:p>5.124.837</text:p>
          </table:table-cell>
          <table:table-cell office:value-type="percentage" office:value="0.42245600238396414" table:style-name="ce16">
            <text:p>42,2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7258" table:style-name="ce40">
            <text:p>427.258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21021" table:style-name="ce40">
            <text:p>621.021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5485722983912502" table:style-name="ce41">
            <text:p>95,5%</text:p>
          </table:table-cell>
          <table:table-cell office:value-type="float" office:value="721969" table:style-name="ce40">
            <text:p>721.969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78804929776553323" table:style-name="ce41">
            <text:p>78,8%</text:p>
          </table:table-cell>
          <table:table-cell office:value-type="float" office:value="244811" table:style-name="ce40">
            <text:p>244.811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19352326957418098" table:style-name="ce40">
            <text:p>0</text:p>
          </table:table-cell>
          <table:table-cell office:value-type="float" office:value="350108" table:style-name="ce40">
            <text:p>350.108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633887500452751" table:style-name="ce41">
            <text:p>11,6%</text:p>
          </table:table-cell>
          <table:table-cell office:value-type="float" office:value="32233" table:style-name="ce40">
            <text:p>32.233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1503085423570655E-2" table:style-name="ce41">
            <text:p>5,2%</text:p>
          </table:table-cell>
          <table:table-cell office:value-type="float" office:value="413" table:style-name="ce40">
            <text:p>413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2702161927430037E-3" table:style-name="ce41">
            <text:p>0,2%</text:p>
          </table:table-cell>
          <table:table-cell office:value-type="float" office:value="2397813" table:style-name="ce40">
            <text:p>2.397.813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3952714255432398" table:style-name="ce41">
            <text:p>34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689" table:style-name="ce43">
            <text:p>99.689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2284" table:style-name="ce43">
            <text:p>112.284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4391996973645498" table:style-name="ce44">
            <text:p>94,4%</text:p>
          </table:table-cell>
          <table:table-cell office:value-type="float" office:value="126021" table:style-name="ce43">
            <text:p>126.021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8059309189279068" table:style-name="ce44">
            <text:p>80,6%</text:p>
          </table:table-cell>
          <table:table-cell office:value-type="float" office:value="39397" table:style-name="ce43">
            <text:p>39.397</text:p>
          </table:table-cell>
          <table:table-cell office:value-type="float" office:value="198266" table:style-name="ce43">
            <text:p>198.266</text:p>
          </table:table-cell>
          <table:table-cell office:value-type="float" office:value="0.19870779659649157" table:style-name="ce43">
            <text:p>0</text:p>
          </table:table-cell>
          <table:table-cell office:value-type="float" office:value="55230" table:style-name="ce43">
            <text:p>55.230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2381103964957194" table:style-name="ce44">
            <text:p>12,4%</text:p>
          </table:table-cell>
          <table:table-cell office:value-type="float" office:value="6179" table:style-name="ce43">
            <text:p>6.179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9286835613366224E-2" table:style-name="ce44">
            <text:p>6,9%</text:p>
          </table:table-cell>
          <table:table-cell office:value-type="float" office:value="41" table:style-name="ce43">
            <text:p>41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6330757587827611E-3" table:style-name="ce44">
            <text:p>0,2%</text:p>
          </table:table-cell>
          <table:table-cell office:value-type="float" office:value="438841" table:style-name="ce43">
            <text:p>438.841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8740726223644112" table:style-name="ce44">
            <text:p>38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503" table:style-name="ce43">
            <text:p>87.503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632227358640946" table:style-name="ce44">
            <text:p>99,6%</text:p>
          </table:table-cell>
          <table:table-cell office:value-type="float" office:value="108706" table:style-name="ce43">
            <text:p>108.706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9502970278904157" table:style-name="ce44">
            <text:p>99,5%</text:p>
          </table:table-cell>
          <table:table-cell office:value-type="float" office:value="117182" table:style-name="ce43">
            <text:p>117.182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78302996284713866" table:style-name="ce44">
            <text:p>78,3%</text:p>
          </table:table-cell>
          <table:table-cell office:value-type="float" office:value="37605" table:style-name="ce43">
            <text:p>37.605</text:p>
          </table:table-cell>
          <table:table-cell office:value-type="float" office:value="162645" table:style-name="ce43">
            <text:p>162.645</text:p>
          </table:table-cell>
          <table:table-cell office:value-type="float" office:value="0.23120907497924928" table:style-name="ce43">
            <text:p>0</text:p>
          </table:table-cell>
          <table:table-cell office:value-type="float" office:value="43306" table:style-name="ce43">
            <text:p>43.306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445101600459491" table:style-name="ce44">
            <text:p>13,4%</text:p>
          </table:table-cell>
          <table:table-cell office:value-type="float" office:value="4377" table:style-name="ce43">
            <text:p>4.377</text:p>
          </table:table-cell>
          <table:table-cell office:value-type="float" office:value="54179" table:style-name="ce43">
            <text:p>54.179</text:p>
          </table:table-cell>
          <table:table-cell office:value-type="percentage" office:value="8.0787759094852252E-2" table:style-name="ce44">
            <text:p>8,1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398717" table:style-name="ce43">
            <text:p>398.717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4242456522293938" table:style-name="ce44">
            <text:p>4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818" table:style-name="ce43">
            <text:p>49.818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3382" table:style-name="ce43">
            <text:p>73.382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1139649262258438" table:style-name="ce44">
            <text:p>91,1%</text:p>
          </table:table-cell>
          <table:table-cell office:value-type="float" office:value="86964" table:style-name="ce43">
            <text:p>86.964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74181743736724925" table:style-name="ce44">
            <text:p>74,2%</text:p>
          </table:table-cell>
          <table:table-cell office:value-type="float" office:value="32369" table:style-name="ce43">
            <text:p>32.369</text:p>
          </table:table-cell>
          <table:table-cell office:value-type="float" office:value="165797" table:style-name="ce43">
            <text:p>165.797</text:p>
          </table:table-cell>
          <table:table-cell office:value-type="float" office:value="0.19523272435568798" table:style-name="ce43">
            <text:p>0</text:p>
          </table:table-cell>
          <table:table-cell office:value-type="float" office:value="45315" table:style-name="ce43">
            <text:p>45.315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7650273459554279E-2" table:style-name="ce44">
            <text:p>9,8%</text:p>
          </table:table-cell>
          <table:table-cell office:value-type="float" office:value="3914" table:style-name="ce43">
            <text:p>3.914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5596989713300479E-2" table:style-name="ce44">
            <text:p>4,6%</text:p>
          </table:table-cell>
          <table:table-cell office:value-type="float" office:value="38" table:style-name="ce43">
            <text:p>38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6309012875536481E-3" table:style-name="ce44">
            <text:p>0,2%</text:p>
          </table:table-cell>
          <table:table-cell office:value-type="float" office:value="291800" table:style-name="ce43">
            <text:p>291.800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2958594880353328" table:style-name="ce44">
            <text:p>29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8896" table:style-name="ce43">
            <text:p>88.896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8515005097743691" table:style-name="ce44">
            <text:p>98,5%</text:p>
          </table:table-cell>
          <table:table-cell office:value-type="float" office:value="136898" table:style-name="ce43">
            <text:p>136.898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8589344532812186" table:style-name="ce44">
            <text:p>88,6%</text:p>
          </table:table-cell>
          <table:table-cell office:value-type="float" office:value="166492" table:style-name="ce43">
            <text:p>166.492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70819934323583955" table:style-name="ce44">
            <text:p>70,8%</text:p>
          </table:table-cell>
          <table:table-cell office:value-type="float" office:value="45274" table:style-name="ce43">
            <text:p>45.274</text:p>
          </table:table-cell>
          <table:table-cell office:value-type="float" office:value="350512" table:style-name="ce43">
            <text:p>350.512</text:p>
          </table:table-cell>
          <table:table-cell office:value-type="float" office:value="0.12916533528096041" table:style-name="ce43">
            <text:p>0</text:p>
          </table:table-cell>
          <table:table-cell office:value-type="float" office:value="75108" table:style-name="ce43">
            <text:p>75.108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9.0229465972938849E-2" table:style-name="ce44">
            <text:p>9,0%</text:p>
          </table:table-cell>
          <table:table-cell office:value-type="float" office:value="6435" table:style-name="ce43">
            <text:p>6.435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3.9261984514853659E-2" table:style-name="ce44">
            <text:p>3,9%</text:p>
          </table:table-cell>
          <table:table-cell office:value-type="float" office:value="65" table:style-name="ce43">
            <text:p>65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4655483405483405E-3" table:style-name="ce44">
            <text:p>0,1%</text:p>
          </table:table-cell>
          <table:table-cell office:value-type="float" office:value="519168" table:style-name="ce43">
            <text:p>519.168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7747666663281728" table:style-name="ce44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687" table:style-name="ce43">
            <text:p>41.687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4096" table:style-name="ce43">
            <text:p>54.096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57733" table:style-name="ce43">
            <text:p>57.733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74643480509405913" table:style-name="ce44">
            <text:p>74,6%</text:p>
          </table:table-cell>
          <table:table-cell office:value-type="float" office:value="12631" table:style-name="ce43">
            <text:p>12.631</text:p>
          </table:table-cell>
          <table:table-cell office:value-type="float" office:value="89964" table:style-name="ce43">
            <text:p>89.964</text:p>
          </table:table-cell>
          <table:table-cell office:value-type="float" office:value="0.14040060468631896" table:style-name="ce43">
            <text:p>0</text:p>
          </table:table-cell>
          <table:table-cell office:value-type="float" office:value="23579" table:style-name="ce43">
            <text:p>23.579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139043765219495" table:style-name="ce44">
            <text:p>12,1%</text:p>
          </table:table-cell>
          <table:table-cell office:value-type="float" office:value="1643" table:style-name="ce43">
            <text:p>1.643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7030198940890222E-2" table:style-name="ce44">
            <text:p>4,7%</text:p>
          </table:table-cell>
          <table:table-cell office:value-type="float" office:value="7" table:style-name="ce43">
            <text:p>7</text:p>
          </table:table-cell>
          <table:table-cell office:value-type="float" office:value="10791" table:style-name="ce43">
            <text:p>10.791</text:p>
          </table:table-cell>
          <table:table-cell office:value-type="percentage" office:value="6.4868872208321746E-4" table:style-name="ce44">
            <text:p>0,1%</text:p>
          </table:table-cell>
          <table:table-cell office:value-type="float" office:value="191376" table:style-name="ce43">
            <text:p>191.376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8169546694748935" table:style-name="ce44">
            <text:p>38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074" table:style-name="ce43">
            <text:p>227.074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3184" table:style-name="ce43">
            <text:p>243.18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9092946497697731" table:style-name="ce44">
            <text:p>99,1%</text:p>
          </table:table-cell>
          <table:table-cell office:value-type="float" office:value="258162" table:style-name="ce43">
            <text:p>258.162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81036490622302437" table:style-name="ce44">
            <text:p>81,0%</text:p>
          </table:table-cell>
          <table:table-cell office:value-type="float" office:value="60066" table:style-name="ce43">
            <text:p>60.066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758116350757526" table:style-name="ce43">
            <text:p>0</text:p>
          </table:table-cell>
          <table:table-cell office:value-type="float" office:value="92871" table:style-name="ce43">
            <text:p>92.871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567968062791798" table:style-name="ce44">
            <text:p>12,6%</text:p>
          </table:table-cell>
          <table:table-cell office:value-type="float" office:value="8265" table:style-name="ce43">
            <text:p>8.265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7228123139133925E-2" table:style-name="ce44">
            <text:p>5,7%</text:p>
          </table:table-cell>
          <table:table-cell office:value-type="float" office:value="106" table:style-name="ce43">
            <text:p>106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6054468587159573E-3" table:style-name="ce44">
            <text:p>0,3%</text:p>
          </table:table-cell>
          <table:table-cell office:value-type="float" office:value="889728" table:style-name="ce43">
            <text:p>889.728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2512278575909768" table:style-name="ce44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149" table:style-name="ce43">
            <text:p>136.149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1792" table:style-name="ce43">
            <text:p>151.792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5406062815444281" table:style-name="ce44">
            <text:p>95,4%</text:p>
          </table:table-cell>
          <table:table-cell office:value-type="float" office:value="179172" table:style-name="ce43">
            <text:p>179.172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8202193697240483" table:style-name="ce44">
            <text:p>82,0%</text:p>
          </table:table-cell>
          <table:table-cell office:value-type="float" office:value="61855" table:style-name="ce43">
            <text:p>61.855</text:p>
          </table:table-cell>
          <table:table-cell office:value-type="float" office:value="307478" table:style-name="ce43">
            <text:p>307.478</text:p>
          </table:table-cell>
          <table:table-cell office:value-type="float" office:value="0.20116886411385529" table:style-name="ce43">
            <text:p>0</text:p>
          </table:table-cell>
          <table:table-cell office:value-type="float" office:value="78550" table:style-name="ce43">
            <text:p>78.550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096748673829049" table:style-name="ce44">
            <text:p>11,1%</text:p>
          </table:table-cell>
          <table:table-cell office:value-type="float" office:value="6573" table:style-name="ce43">
            <text:p>6.573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3961262189167856E-2" table:style-name="ce44">
            <text:p>4,4%</text:p>
          </table:table-cell>
          <table:table-cell office:value-type="float" office:value="106" table:style-name="ce43">
            <text:p>106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021244452837314E-3" table:style-name="ce44">
            <text:p>0,3%</text:p>
          </table:table-cell>
          <table:table-cell office:value-type="float" office:value="614197" table:style-name="ce43">
            <text:p>614.197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5709875322971874" table:style-name="ce44">
            <text:p>35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9593" table:style-name="ce43">
            <text:p>449.593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69724" table:style-name="ce43">
            <text:p>569.724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89679076708033467" table:style-name="ce44">
            <text:p>89,7%</text:p>
          </table:table-cell>
          <table:table-cell office:value-type="float" office:value="644305" table:style-name="ce43">
            <text:p>644.305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76924224913560912" table:style-name="ce44">
            <text:p>76,9%</text:p>
          </table:table-cell>
          <table:table-cell office:value-type="float" office:value="208337" table:style-name="ce43">
            <text:p>208.337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19082324277784901" table:style-name="ce43">
            <text:p>0</text:p>
          </table:table-cell>
          <table:table-cell office:value-type="float" office:value="323720" table:style-name="ce43">
            <text:p>323.720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546475885157292" table:style-name="ce44">
            <text:p>11,5%</text:p>
          </table:table-cell>
          <table:table-cell office:value-type="float" office:value="41505" table:style-name="ce43">
            <text:p>41.505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4606878105249533E-2" table:style-name="ce44">
            <text:p>7,5%</text:p>
          </table:table-cell>
          <table:table-cell office:value-type="float" office:value="473" table:style-name="ce43">
            <text:p>473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9587649502076764E-3" table:style-name="ce44">
            <text:p>0,3%</text:p>
          </table:table-cell>
          <table:table-cell office:value-type="float" office:value="2237657" table:style-name="ce43">
            <text:p>2.237.657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4258636934144437" table:style-name="ce44">
            <text:p>34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1423" table:style-name="ce43">
            <text:p>291.423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402691" table:style-name="ce43">
            <text:p>402.691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196756055560884" table:style-name="ce44">
            <text:p>92,0%</text:p>
          </table:table-cell>
          <table:table-cell office:value-type="float" office:value="424031" table:style-name="ce43">
            <text:p>424.031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73017143998567313" table:style-name="ce44">
            <text:p>73,0%</text:p>
          </table:table-cell>
          <table:table-cell office:value-type="float" office:value="99590" table:style-name="ce43">
            <text:p>99.590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23747165487669" table:style-name="ce43">
            <text:p>0</text:p>
          </table:table-cell>
          <table:table-cell office:value-type="float" office:value="208311" table:style-name="ce43">
            <text:p>208.311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795860285044964" table:style-name="ce44">
            <text:p>11,8%</text:p>
          </table:table-cell>
          <table:table-cell office:value-type="float" office:value="18289" table:style-name="ce43">
            <text:p>18.289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834573765566813E-2" table:style-name="ce44">
            <text:p>5,2%</text:p>
          </table:table-cell>
          <table:table-cell office:value-type="float" office:value="154" table:style-name="ce43">
            <text:p>154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4944346864113188E-3" table:style-name="ce44">
            <text:p>0,1%</text:p>
          </table:table-cell>
          <table:table-cell office:value-type="float" office:value="1444489" table:style-name="ce43">
            <text:p>1.444.489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3834289187584399" table:style-name="ce44">
            <text:p>33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608" table:style-name="ce43">
            <text:p>77.608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3809" table:style-name="ce43">
            <text:p>93.809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10626" table:style-name="ce43">
            <text:p>110.626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88291020535208342" table:style-name="ce44">
            <text:p>88,3%</text:p>
          </table:table-cell>
          <table:table-cell office:value-type="float" office:value="26232" table:style-name="ce43">
            <text:p>26.232</text:p>
          </table:table-cell>
          <table:table-cell office:value-type="float" office:value="169216" table:style-name="ce43">
            <text:p>169.216</text:p>
          </table:table-cell>
          <table:table-cell office:value-type="float" office:value="0.15502080181543115" table:style-name="ce43">
            <text:p>0</text:p>
          </table:table-cell>
          <table:table-cell office:value-type="float" office:value="45504" table:style-name="ce43">
            <text:p>45.504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2935430868331732" table:style-name="ce44">
            <text:p>12,9%</text:p>
          </table:table-cell>
          <table:table-cell office:value-type="float" office:value="2449" table:style-name="ce43">
            <text:p>2.449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2186415729155711E-2" table:style-name="ce44">
            <text:p>3,2%</text:p>
          </table:table-cell>
          <table:table-cell office:value-type="float" office:value="66" table:style-name="ce43">
            <text:p>66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1499069345678424E-3" table:style-name="ce44">
            <text:p>0,3%</text:p>
          </table:table-cell>
          <table:table-cell office:value-type="float" office:value="356294" table:style-name="ce43">
            <text:p>356.294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39101066380747423" table:style-name="ce44">
            <text:p>39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7711" table:style-name="ce43">
            <text:p>237.711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8501" table:style-name="ce43">
            <text:p>278.501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6113707111353452" table:style-name="ce44">
            <text:p>96,1%</text:p>
          </table:table-cell>
          <table:table-cell office:value-type="float" office:value="310883" table:style-name="ce43">
            <text:p>310.883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89610494426781429" table:style-name="ce44">
            <text:p>89,6%</text:p>
          </table:table-cell>
          <table:table-cell office:value-type="float" office:value="96858" table:style-name="ce43">
            <text:p>96.858</text:p>
          </table:table-cell>
          <table:table-cell office:value-type="float" office:value="405889" table:style-name="ce43">
            <text:p>405.889</text:p>
          </table:table-cell>
          <table:table-cell office:value-type="float" office:value="0.23863174414679875" table:style-name="ce43">
            <text:p>0</text:p>
          </table:table-cell>
          <table:table-cell office:value-type="float" office:value="99397" table:style-name="ce43">
            <text:p>99.397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180714597459629" table:style-name="ce44">
            <text:p>11,2%</text:p>
          </table:table-cell>
          <table:table-cell office:value-type="float" office:value="5418" table:style-name="ce43">
            <text:p>5.418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5470882843955609E-2" table:style-name="ce44">
            <text:p>3,5%</text:p>
          </table:table-cell>
          <table:table-cell office:value-type="float" office:value="41" table:style-name="ce43">
            <text:p>41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3152178852183392E-4" table:style-name="ce44">
            <text:p>0,1%</text:p>
          </table:table-cell>
          <table:table-cell office:value-type="float" office:value="1028809" table:style-name="ce43">
            <text:p>1.028.809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43544835169765383" table:style-name="ce44">
            <text:p>43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132" table:style-name="ce43">
            <text:p>23.132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8031" table:style-name="ce43">
            <text:p>28.031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9665777777777775" table:style-name="ce44">
            <text:p>99,7%</text:p>
          </table:table-cell>
          <table:table-cell office:value-type="float" office:value="33978" table:style-name="ce43">
            <text:p>33.978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90084309878572566" table:style-name="ce44">
            <text:p>90,1%</text:p>
          </table:table-cell>
          <table:table-cell office:value-type="float" office:value="7236" table:style-name="ce43">
            <text:p>7.236</text:p>
          </table:table-cell>
          <table:table-cell office:value-type="float" office:value="47664" table:style-name="ce43">
            <text:p>47.664</text:p>
          </table:table-cell>
          <table:table-cell office:value-type="float" office:value="0.15181268882175228" table:style-name="ce43">
            <text:p>0</text:p>
          </table:table-cell>
          <table:table-cell office:value-type="float" office:value="13829" table:style-name="ce43">
            <text:p>13.829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2850080841494918" table:style-name="ce44">
            <text:p>12,9%</text:p>
          </table:table-cell>
          <table:table-cell office:value-type="float" office:value="1419" table:style-name="ce43">
            <text:p>1.419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7028814359943317E-2" table:style-name="ce44">
            <text:p>6,7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7635" table:style-name="ce43">
            <text:p>107.635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39748807184956497" table:style-name="ce44">
            <text:p>39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5001" table:style-name="ce43">
            <text:p>365.001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75529" table:style-name="ce43">
            <text:p>475.529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90390833350757771" table:style-name="ce44">
            <text:p>90,4%</text:p>
          </table:table-cell>
          <table:table-cell office:value-type="float" office:value="572274" table:style-name="ce43">
            <text:p>572.274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1367167005771179" table:style-name="ce44">
            <text:p>81,4%</text:p>
          </table:table-cell>
          <table:table-cell office:value-type="float" office:value="209987" table:style-name="ce43">
            <text:p>209.987</text:p>
          </table:table-cell>
          <table:table-cell office:value-type="float" office:value="972783" table:style-name="ce43">
            <text:p>972.783</text:p>
          </table:table-cell>
          <table:table-cell office:value-type="float" office:value="0.21586211930101576" table:style-name="ce43">
            <text:p>0</text:p>
          </table:table-cell>
          <table:table-cell office:value-type="float" office:value="291476" table:style-name="ce43">
            <text:p>291.476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595326002680471" table:style-name="ce44">
            <text:p>11,6%</text:p>
          </table:table-cell>
          <table:table-cell office:value-type="float" office:value="27416" table:style-name="ce43">
            <text:p>27.416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7150480701081474E-2" table:style-name="ce44">
            <text:p>5,7%</text:p>
          </table:table-cell>
          <table:table-cell office:value-type="float" office:value="328" table:style-name="ce43">
            <text:p>328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414232193197459E-3" table:style-name="ce44">
            <text:p>0,2%</text:p>
          </table:table-cell>
          <table:table-cell office:value-type="float" office:value="1942011" table:style-name="ce43">
            <text:p>1.942.011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4096550983097018" table:style-name="ce44">
            <text:p>34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312" table:style-name="ce43">
            <text:p>72.312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3195" table:style-name="ce43">
            <text:p>93.195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90569393288564515" table:style-name="ce44">
            <text:p>90,6%</text:p>
          </table:table-cell>
          <table:table-cell office:value-type="float" office:value="101393" table:style-name="ce43">
            <text:p>101.393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69017555085120719" table:style-name="ce44">
            <text:p>69,0%</text:p>
          </table:table-cell>
          <table:table-cell office:value-type="float" office:value="42665" table:style-name="ce43">
            <text:p>42.665</text:p>
          </table:table-cell>
          <table:table-cell office:value-type="float" office:value="213256" table:style-name="ce43">
            <text:p>213.256</text:p>
          </table:table-cell>
          <table:table-cell office:value-type="float" office:value="0.20006471095772219" table:style-name="ce43">
            <text:p>0</text:p>
          </table:table-cell>
          <table:table-cell office:value-type="float" office:value="60937" table:style-name="ce43">
            <text:p>60.937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054030275820159" table:style-name="ce44">
            <text:p>11,1%</text:p>
          </table:table-cell>
          <table:table-cell office:value-type="float" office:value="7240" table:style-name="ce43">
            <text:p>7.240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1011064575661307E-2" table:style-name="ce44">
            <text:p>6,1%</text:p>
          </table:table-cell>
          <table:table-cell office:value-type="float" office:value="125" table:style-name="ce43">
            <text:p>125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601060152108781E-3" table:style-name="ce44">
            <text:p>0,4%</text:p>
          </table:table-cell>
          <table:table-cell office:value-type="float" office:value="377867" table:style-name="ce43">
            <text:p>377.867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30535225244226366" table:style-name="ce44">
            <text:p>30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976" table:style-name="ce43">
            <text:p>41.976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476" table:style-name="ce43">
            <text:p>54.476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7641238887295667" table:style-name="ce44">
            <text:p>97,6%</text:p>
          </table:table-cell>
          <table:table-cell office:value-type="float" office:value="63327" table:style-name="ce43">
            <text:p>63.327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85757813769568281" table:style-name="ce44">
            <text:p>85,8%</text:p>
          </table:table-cell>
          <table:table-cell office:value-type="float" office:value="22195" table:style-name="ce43">
            <text:p>22.195</text:p>
          </table:table-cell>
          <table:table-cell office:value-type="float" office:value="96694" table:style-name="ce43">
            <text:p>96.694</text:p>
          </table:table-cell>
          <table:table-cell office:value-type="float" office:value="0.22953854427368814" table:style-name="ce43">
            <text:p>0</text:p>
          </table:table-cell>
          <table:table-cell office:value-type="float" office:value="28854" table:style-name="ce43">
            <text:p>28.854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2937389027386695" table:style-name="ce44">
            <text:p>12,9%</text:p>
          </table:table-cell>
          <table:table-cell office:value-type="float" office:value="3532" table:style-name="ce43">
            <text:p>3.532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2817235336563244E-2" table:style-name="ce44">
            <text:p>7,3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214368" table:style-name="ce43">
            <text:p>214.368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8769113910314956" table:style-name="ce44">
            <text:p>3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0232" table:style-name="ce43">
            <text:p>160.232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2942" table:style-name="ce43">
            <text:p>202.942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524171559172333" table:style-name="ce44">
            <text:p>95,2%</text:p>
          </table:table-cell>
          <table:table-cell office:value-type="float" office:value="232790" table:style-name="ce43">
            <text:p>232.790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83103966528511097" table:style-name="ce44">
            <text:p>83,1%</text:p>
          </table:table-cell>
          <table:table-cell office:value-type="float" office:value="57992" table:style-name="ce43">
            <text:p>57.992</text:p>
          </table:table-cell>
          <table:table-cell office:value-type="float" office:value="339977" table:style-name="ce43">
            <text:p>339.977</text:p>
          </table:table-cell>
          <table:table-cell office:value-type="float" office:value="0.17057624486362313" table:style-name="ce43">
            <text:p>0</text:p>
          </table:table-cell>
          <table:table-cell office:value-type="float" office:value="97123" table:style-name="ce43">
            <text:p>97.12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399066564208545" table:style-name="ce44">
            <text:p>13,4%</text:p>
          </table:table-cell>
          <table:table-cell office:value-type="float" office:value="12468" table:style-name="ce43">
            <text:p>12.468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8852148257947738E-2" table:style-name="ce44">
            <text:p>8,9%</text:p>
          </table:table-cell>
          <table:table-cell office:value-type="float" office:value="21" table:style-name="ce43">
            <text:p>21</text:p>
          </table:table-cell>
          <table:table-cell office:value-type="float" office:value="41824" table:style-name="ce43">
            <text:p>41.824</text:p>
          </table:table-cell>
          <table:table-cell office:value-type="percentage" office:value="5.0210405508798774E-4" table:style-name="ce44">
            <text:p>0,1%</text:p>
          </table:table-cell>
          <table:table-cell office:value-type="float" office:value="763568" table:style-name="ce43">
            <text:p>763.568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40227530038885784" table:style-name="ce44">
            <text:p>40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07" table:style-name="ce43">
            <text:p>2.307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8560460652591166" table:style-name="ce44">
            <text:p>88,6%</text:p>
          </table:table-cell>
          <table:table-cell office:value-type="float" office:value="3593" table:style-name="ce43">
            <text:p>3.593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3209819360815196" table:style-name="ce44">
            <text:p>83,2%</text:p>
          </table:table-cell>
          <table:table-cell office:value-type="float" office:value="5691" table:style-name="ce43">
            <text:p>5.691</text:p>
          </table:table-cell>
          <table:table-cell office:value-type="float" office:value="7857" table:style-name="ce43">
            <text:p>7.857</text:p>
          </table:table-cell>
          <table:table-cell office:value-type="percentage" office:value="0.72432226040473469" table:style-name="ce44">
            <text:p>72,4%</text:p>
          </table:table-cell>
          <table:table-cell office:value-type="float" office:value="3620" table:style-name="ce43">
            <text:p>3.620</text:p>
          </table:table-cell>
          <table:table-cell office:value-type="float" office:value="11556" table:style-name="ce43">
            <text:p>11.556</text:p>
          </table:table-cell>
          <table:table-cell office:value-type="float" office:value="0.31325718241606093" table:style-name="ce43">
            <text:p>0</text:p>
          </table:table-cell>
          <table:table-cell office:value-type="float" office:value="3812" table:style-name="ce43">
            <text:p>3.812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678773365263088" table:style-name="ce44">
            <text:p>12,7%</text:p>
          </table:table-cell>
          <table:table-cell office:value-type="float" office:value="331" table:style-name="ce43">
            <text:p>331</text:p>
          </table:table-cell>
          <table:table-cell office:value-type="float" office:value="7581" table:style-name="ce43">
            <text:p>7.581</text:p>
          </table:table-cell>
          <table:table-cell office:value-type="percentage" office:value="4.3661786044057516E-2" table:style-name="ce44">
            <text:p>4,4%</text:p>
          </table:table-cell>
          <table:table-cell office:value-type="float" office:value="7" table:style-name="ce43">
            <text:p>7</text:p>
          </table:table-cell>
          <table:table-cell office:value-type="float" office:value="2175" table:style-name="ce43">
            <text:p>2.175</text:p>
          </table:table-cell>
          <table:table-cell office:value-type="percentage" office:value="3.2183908045977012E-3" table:style-name="ce44">
            <text:p>0,3%</text:p>
          </table:table-cell>
          <table:table-cell office:value-type="float" office:value="19361" table:style-name="ce43">
            <text:p>19.361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29264790350373349" table:style-name="ce44">
            <text:p>29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51" table:style-name="ce43">
            <text:p>1.851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8799489144316726" table:style-name="ce44">
            <text:p>78,8%</text:p>
          </table:table-cell>
          <table:table-cell office:value-type="float" office:value="2969" table:style-name="ce43">
            <text:p>2.969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921558164354322" table:style-name="ce44">
            <text:p>79,2%</text:p>
          </table:table-cell>
          <table:table-cell office:value-type="float" office:value="5405" table:style-name="ce43">
            <text:p>5.405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9055832375111792" table:style-name="ce44">
            <text:p>69,1%</text:p>
          </table:table-cell>
          <table:table-cell office:value-type="float" office:value="3077" table:style-name="ce43">
            <text:p>3.077</text:p>
          </table:table-cell>
          <table:table-cell office:value-type="float" office:value="11299" table:style-name="ce43">
            <text:p>11.299</text:p>
          </table:table-cell>
          <table:table-cell office:value-type="float" office:value="0.27232498451190373" table:style-name="ce43">
            <text:p>0</text:p>
          </table:table-cell>
          <table:table-cell office:value-type="float" office:value="3730" table:style-name="ce43">
            <text:p>3.730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2394085396245223" table:style-name="ce44">
            <text:p>12,4%</text:p>
          </table:table-cell>
          <table:table-cell office:value-type="float" office:value="234" table:style-name="ce43">
            <text:p>234</text:p>
          </table:table-cell>
          <table:table-cell office:value-type="float" office:value="8536" table:style-name="ce43">
            <text:p>8.536</text:p>
          </table:table-cell>
          <table:table-cell office:value-type="percentage" office:value="2.7413308341143392E-2" table:style-name="ce44">
            <text:p>2,7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7272" table:style-name="ce43">
            <text:p>17.272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6099307927105686" table:style-name="ce44">
            <text:p>26,1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50" table:style-name="ce46">
            <text:p>3.15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024" table:style-name="ce46">
            <text:p>8.024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9484" table:style-name="ce46">
            <text:p>49.48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83" table:style-name="ce46">
            <text:p>6.68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377" table:style-name="ce46">
            <text:p>67.37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81246" table:style-name="ce50">
            <text:p>2.881.246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706833" table:style-name="ce50">
            <text:p>3.706.833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360583023677761" table:style-name="ce51">
            <text:p>93,6%</text:p>
          </table:table-cell>
          <table:table-cell office:value-type="float" office:value="4221548" table:style-name="ce50">
            <text:p>4.221.548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79099851489211326" table:style-name="ce51">
            <text:p>79,1%</text:p>
          </table:table-cell>
          <table:table-cell office:value-type="float" office:value="1319821" table:style-name="ce50">
            <text:p>1.319.821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18765300414911565" table:style-name="ce50">
            <text:p>0</text:p>
          </table:table-cell>
          <table:table-cell office:value-type="float" office:value="1990244" table:style-name="ce50">
            <text:p>1.990.244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913267915762332" table:style-name="ce51">
            <text:p>11,9%</text:p>
          </table:table-cell>
          <table:table-cell office:value-type="float" office:value="196603" table:style-name="ce50">
            <text:p>196.603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939131178180581E-2" table:style-name="ce51">
            <text:p>5,9%</text:p>
          </table:table-cell>
          <table:table-cell office:value-type="float" office:value="2053" table:style-name="ce50">
            <text:p>2.053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1632181267774372E-3" table:style-name="ce51">
            <text:p>0,2%</text:p>
          </table:table-cell>
          <table:table-cell office:value-type="float" office:value="14318348" table:style-name="ce50">
            <text:p>14.318.348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5680068553506167" table:style-name="ce51">
            <text:p>35,7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4191" table:style-name="ce40">
            <text:p>414.191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.0016323431257799" table:style-name="ce41">
            <text:p>100,2%</text:p>
          </table:table-cell>
          <table:table-cell office:value-type="float" office:value="401281" table:style-name="ce40">
            <text:p>401.281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61699373136669122" table:style-name="ce41">
            <text:p>61,7%</text:p>
          </table:table-cell>
          <table:table-cell office:value-type="float" office:value="56884" table:style-name="ce40">
            <text:p>56.884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6.2090472380524085E-2" table:style-name="ce41">
            <text:p>6,2%</text:p>
          </table:table-cell>
          <table:table-cell office:value-type="float" office:value="81727" table:style-name="ce40">
            <text:p>81.727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4605251612423822E-2" table:style-name="ce41">
            <text:p>6,5%</text:p>
          </table:table-cell>
          <table:table-cell office:value-type="float" office:value="150829" table:style-name="ce40">
            <text:p>150.829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5.0119609315005309E-2" table:style-name="ce41">
            <text:p>5,0%</text:p>
          </table:table-cell>
          <table:table-cell office:value-type="float" office:value="14510" table:style-name="ce40">
            <text:p>14.510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3184617302019987E-2" table:style-name="ce41">
            <text:p>2,3%</text:p>
          </table:table-cell>
          <table:table-cell office:value-type="float" office:value="278" table:style-name="ce40">
            <text:p>278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528135839182942E-3" table:style-name="ce41">
            <text:p>0,2%</text:p>
          </table:table-cell>
          <table:table-cell office:value-type="float" office:value="1119700" table:style-name="ce40">
            <text:p>1.119.700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5854803586354588" table:style-name="ce41">
            <text:p>15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6731" table:style-name="ce43">
            <text:p>96.731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7898934286032369" table:style-name="ce44">
            <text:p>97,9%</text:p>
          </table:table-cell>
          <table:table-cell office:value-type="float" office:value="60133" table:style-name="ce43">
            <text:p>60.133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5055104871590097" table:style-name="ce44">
            <text:p>50,6%</text:p>
          </table:table-cell>
          <table:table-cell office:value-type="float" office:value="16901" table:style-name="ce43">
            <text:p>16.901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80854656033562" table:style-name="ce44">
            <text:p>10,8%</text:p>
          </table:table-cell>
          <table:table-cell office:value-type="float" office:value="14828" table:style-name="ce43">
            <text:p>14.828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4788415562930602E-2" table:style-name="ce44">
            <text:p>7,5%</text:p>
          </table:table-cell>
          <table:table-cell office:value-type="float" office:value="22660" table:style-name="ce43">
            <text:p>22.660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0797721500258922E-2" table:style-name="ce44">
            <text:p>5,1%</text:p>
          </table:table-cell>
          <table:table-cell office:value-type="float" office:value="1551" table:style-name="ce43">
            <text:p>1.551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391791881587799E-2" table:style-name="ce44">
            <text:p>1,7%</text:p>
          </table:table-cell>
          <table:table-cell office:value-type="float" office:value="28" table:style-name="ce43">
            <text:p>2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212832" table:style-name="ce43">
            <text:p>212.832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18788732692776253" table:style-name="ce44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4780" table:style-name="ce43">
            <text:p>84.780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6531778744335395" table:style-name="ce44">
            <text:p>96,5%</text:p>
          </table:table-cell>
          <table:table-cell office:value-type="float" office:value="65635" table:style-name="ce43">
            <text:p>65.635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60078353119937022" table:style-name="ce44">
            <text:p>60,1%</text:p>
          </table:table-cell>
          <table:table-cell office:value-type="float" office:value="12769" table:style-name="ce43">
            <text:p>12.769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8.532461978456686E-2" table:style-name="ce44">
            <text:p>8,5%</text:p>
          </table:table-cell>
          <table:table-cell office:value-type="float" office:value="16267" table:style-name="ce43">
            <text:p>16.267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10001537089981248" table:style-name="ce44">
            <text:p>10,0%</text:p>
          </table:table-cell>
          <table:table-cell office:value-type="float" office:value="24815" table:style-name="ce43">
            <text:p>24.815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7.7042487464878379E-2" table:style-name="ce44">
            <text:p>7,7%</text:p>
          </table:table-cell>
          <table:table-cell office:value-type="float" office:value="2920" table:style-name="ce43">
            <text:p>2.920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3895420734971111E-2" table:style-name="ce44">
            <text:p>5,4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207221" table:style-name="ce43">
            <text:p>207.221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2993667395687348" table:style-name="ce44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7533" table:style-name="ce43">
            <text:p>47.533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5944854870614826" table:style-name="ce44">
            <text:p>95,9%</text:p>
          </table:table-cell>
          <table:table-cell office:value-type="float" office:value="40082" table:style-name="ce43">
            <text:p>40.082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49781409906105617" table:style-name="ce44">
            <text:p>49,8%</text:p>
          </table:table-cell>
          <table:table-cell office:value-type="float" office:value="5780" table:style-name="ce43">
            <text:p>5.780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4.9304364886420829E-2" table:style-name="ce44">
            <text:p>4,9%</text:p>
          </table:table-cell>
          <table:table-cell office:value-type="float" office:value="8336" table:style-name="ce43">
            <text:p>8.336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5.0278352443047826E-2" table:style-name="ce44">
            <text:p>5,0%</text:p>
          </table:table-cell>
          <table:table-cell office:value-type="float" office:value="18793" table:style-name="ce43">
            <text:p>18.793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497442108030531E-2" table:style-name="ce44">
            <text:p>4,0%</text:p>
          </table:table-cell>
          <table:table-cell office:value-type="float" office:value="1375" table:style-name="ce43">
            <text:p>1.375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6018359952935147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21931" table:style-name="ce43">
            <text:p>121.931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236272900467312" table:style-name="ce44">
            <text:p>12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1457" table:style-name="ce43">
            <text:p>81.457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0271066979919323" table:style-name="ce44">
            <text:p>90,3%</text:p>
          </table:table-cell>
          <table:table-cell office:value-type="float" office:value="80754" table:style-name="ce43">
            <text:p>80.754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52257475846270329" table:style-name="ce44">
            <text:p>52,3%</text:p>
          </table:table-cell>
          <table:table-cell office:value-type="float" office:value="17008" table:style-name="ce43">
            <text:p>17.008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7.2346145338846063E-2" table:style-name="ce44">
            <text:p>7,2%</text:p>
          </table:table-cell>
          <table:table-cell office:value-type="float" office:value="19516" table:style-name="ce43">
            <text:p>19.516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5678550235084674E-2" table:style-name="ce44">
            <text:p>5,6%</text:p>
          </table:table-cell>
          <table:table-cell office:value-type="float" office:value="37684" table:style-name="ce43">
            <text:p>37.684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5270905838582141E-2" table:style-name="ce44">
            <text:p>4,5%</text:p>
          </table:table-cell>
          <table:table-cell office:value-type="float" office:value="2727" table:style-name="ce43">
            <text:p>2.727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6638295535665256E-2" table:style-name="ce44">
            <text:p>1,7%</text:p>
          </table:table-cell>
          <table:table-cell office:value-type="float" office:value="43" table:style-name="ce43">
            <text:p>43</text:p>
          </table:table-cell>
          <table:table-cell office:value-type="float" office:value="44352" table:style-name="ce43">
            <text:p>44.352</text:p>
          </table:table-cell>
          <table:table-cell office:value-type="percentage" office:value="9.695165945165945E-4" table:style-name="ce44">
            <text:p>0,1%</text:p>
          </table:table-cell>
          <table:table-cell office:value-type="float" office:value="239189" table:style-name="ce43">
            <text:p>239.189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2783793765262291" table:style-name="ce44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0100" table:style-name="ce43">
            <text:p>40.100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7704790214901804" table:style-name="ce44">
            <text:p>97,7%</text:p>
          </table:table-cell>
          <table:table-cell office:value-type="float" office:value="28384" table:style-name="ce43">
            <text:p>28.384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53488109147099838" table:style-name="ce44">
            <text:p>53,5%</text:p>
          </table:table-cell>
          <table:table-cell office:value-type="float" office:value="4243" table:style-name="ce43">
            <text:p>4.243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4858103303380958E-2" table:style-name="ce44">
            <text:p>5,5%</text:p>
          </table:table-cell>
          <table:table-cell office:value-type="float" office:value="5962" table:style-name="ce43">
            <text:p>5.962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6270952825574672E-2" table:style-name="ce44">
            <text:p>6,6%</text:p>
          </table:table-cell>
          <table:table-cell office:value-type="float" office:value="11435" table:style-name="ce43">
            <text:p>11.435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8870166442718065E-2" table:style-name="ce44">
            <text:p>5,9%</text:p>
          </table:table-cell>
          <table:table-cell office:value-type="float" office:value="671" table:style-name="ce43">
            <text:p>671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207098897953342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90800" table:style-name="ce43">
            <text:p>90.800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8109871874650965" table:style-name="ce44">
            <text:p>1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1193" table:style-name="ce43">
            <text:p>221.193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889831304184532" table:style-name="ce44">
            <text:p>98,9%</text:p>
          </table:table-cell>
          <table:table-cell office:value-type="float" office:value="118484" table:style-name="ce43">
            <text:p>118.48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48280021189030603" table:style-name="ce44">
            <text:p>48,3%</text:p>
          </table:table-cell>
          <table:table-cell office:value-type="float" office:value="36146" table:style-name="ce43">
            <text:p>36.146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11346150827905517" table:style-name="ce44">
            <text:p>11,3%</text:p>
          </table:table-cell>
          <table:table-cell office:value-type="float" office:value="32007" table:style-name="ce43">
            <text:p>32.007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3969305437135169E-2" table:style-name="ce44">
            <text:p>8,4%</text:p>
          </table:table-cell>
          <table:table-cell office:value-type="float" office:value="44596" table:style-name="ce43">
            <text:p>44.596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6.035049732728872E-2" table:style-name="ce44">
            <text:p>6,0%</text:p>
          </table:table-cell>
          <table:table-cell office:value-type="float" office:value="2879" table:style-name="ce43">
            <text:p>2.879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934635997285732E-2" table:style-name="ce44">
            <text:p>2,0%</text:p>
          </table:table-cell>
          <table:table-cell office:value-type="float" office:value="97" table:style-name="ce43">
            <text:p>97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842296725985644E-3" table:style-name="ce44">
            <text:p>0,2%</text:p>
          </table:table-cell>
          <table:table-cell office:value-type="float" office:value="455402" table:style-name="ce43">
            <text:p>455.402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2175965765720137" table:style-name="ce44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1265" table:style-name="ce43">
            <text:p>131.265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7093805938133348" table:style-name="ce44">
            <text:p>97,1%</text:p>
          </table:table-cell>
          <table:table-cell office:value-type="float" office:value="65474" table:style-name="ce43">
            <text:p>65.474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41152475471555805" table:style-name="ce44">
            <text:p>41,2%</text:p>
          </table:table-cell>
          <table:table-cell office:value-type="float" office:value="15347" table:style-name="ce43">
            <text:p>15.347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7.0255992382487045E-2" table:style-name="ce44">
            <text:p>7,0%</text:p>
          </table:table-cell>
          <table:table-cell office:value-type="float" office:value="23959" table:style-name="ce43">
            <text:p>23.959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7921021991817302E-2" table:style-name="ce44">
            <text:p>7,8%</text:p>
          </table:table-cell>
          <table:table-cell office:value-type="float" office:value="36976" table:style-name="ce43">
            <text:p>36.976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2235948945067209E-2" table:style-name="ce44">
            <text:p>5,2%</text:p>
          </table:table-cell>
          <table:table-cell office:value-type="float" office:value="3921" table:style-name="ce43">
            <text:p>3.921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6224267312296847E-2" table:style-name="ce44">
            <text:p>2,6%</text:p>
          </table:table-cell>
          <table:table-cell office:value-type="float" office:value="89" table:style-name="ce43">
            <text:p>89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008403361344537E-3" table:style-name="ce44">
            <text:p>0,2%</text:p>
          </table:table-cell>
          <table:table-cell office:value-type="float" office:value="277031" table:style-name="ce43">
            <text:p>277.031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6106790607245267" table:style-name="ce44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30065" table:style-name="ce43">
            <text:p>430.065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6169241227560176" table:style-name="ce44">
            <text:p>96,2%</text:p>
          </table:table-cell>
          <table:table-cell office:value-type="float" office:value="294032" table:style-name="ce43">
            <text:p>294.032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46282969091378451" table:style-name="ce44">
            <text:p>46,3%</text:p>
          </table:table-cell>
          <table:table-cell office:value-type="float" office:value="64448" table:style-name="ce43">
            <text:p>64.448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6945118340369448E-2" table:style-name="ce44">
            <text:p>7,7%</text:p>
          </table:table-cell>
          <table:table-cell office:value-type="float" office:value="78421" table:style-name="ce43">
            <text:p>78.421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1828573522138159E-2" table:style-name="ce44">
            <text:p>7,2%</text:p>
          </table:table-cell>
          <table:table-cell office:value-type="float" office:value="142963" table:style-name="ce43">
            <text:p>142.963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0992179413373966E-2" table:style-name="ce44">
            <text:p>5,1%</text:p>
          </table:table-cell>
          <table:table-cell office:value-type="float" office:value="19276" table:style-name="ce43">
            <text:p>19.276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4649371939688957E-2" table:style-name="ce44">
            <text:p>3,5%</text:p>
          </table:table-cell>
          <table:table-cell office:value-type="float" office:value="306" table:style-name="ce43">
            <text:p>306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9141270079567633E-3" table:style-name="ce44">
            <text:p>0,2%</text:p>
          </table:table-cell>
          <table:table-cell office:value-type="float" office:value="1029511" table:style-name="ce43">
            <text:p>1.029.511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5761863220640149" table:style-name="ce44">
            <text:p>15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1295" table:style-name="ce43">
            <text:p>281.295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172277249205333" table:style-name="ce44">
            <text:p>101,7%</text:p>
          </table:table-cell>
          <table:table-cell office:value-type="float" office:value="249747" table:style-name="ce43">
            <text:p>249.747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57037833838058571" table:style-name="ce44">
            <text:p>57,0%</text:p>
          </table:table-cell>
          <table:table-cell office:value-type="float" office:value="28358" table:style-name="ce43">
            <text:p>28.358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831811106059983E-2" table:style-name="ce44">
            <text:p>4,9%</text:p>
          </table:table-cell>
          <table:table-cell office:value-type="float" office:value="35481" table:style-name="ce43">
            <text:p>35.481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7161234239048083E-2" table:style-name="ce44">
            <text:p>4,7%</text:p>
          </table:table-cell>
          <table:table-cell office:value-type="float" office:value="71026" table:style-name="ce43">
            <text:p>71.026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219324596665738E-2" table:style-name="ce44">
            <text:p>4,0%</text:p>
          </table:table-cell>
          <table:table-cell office:value-type="float" office:value="5759" table:style-name="ce43">
            <text:p>5.759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322123151396976E-2" table:style-name="ce44">
            <text:p>1,6%</text:p>
          </table:table-cell>
          <table:table-cell office:value-type="float" office:value="115" table:style-name="ce43">
            <text:p>115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159739541383225E-3" table:style-name="ce44">
            <text:p>0,1%</text:p>
          </table:table-cell>
          <table:table-cell office:value-type="float" office:value="671781" table:style-name="ce43">
            <text:p>671.781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573513721788441" table:style-name="ce44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5329" table:style-name="ce43">
            <text:p>75.32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9110584829945403" table:style-name="ce44">
            <text:p>99,1%</text:p>
          </table:table-cell>
          <table:table-cell office:value-type="float" office:value="55989" table:style-name="ce43">
            <text:p>55.989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60939744873525181" table:style-name="ce44">
            <text:p>60,9%</text:p>
          </table:table-cell>
          <table:table-cell office:value-type="float" office:value="9719" table:style-name="ce43">
            <text:p>9.719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7.7567699146827138E-2" table:style-name="ce44">
            <text:p>7,8%</text:p>
          </table:table-cell>
          <table:table-cell office:value-type="float" office:value="13662" table:style-name="ce43">
            <text:p>13.662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8.0737046142208779E-2" table:style-name="ce44">
            <text:p>8,1%</text:p>
          </table:table-cell>
          <table:table-cell office:value-type="float" office:value="20521" table:style-name="ce43">
            <text:p>20.521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8335086332857652E-2" table:style-name="ce44">
            <text:p>5,8%</text:p>
          </table:table-cell>
          <table:table-cell office:value-type="float" office:value="951" table:style-name="ce43">
            <text:p>951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498685732309956E-2" table:style-name="ce44">
            <text:p>1,2%</text:p>
          </table:table-cell>
          <table:table-cell office:value-type="float" office:value="46" table:style-name="ce43">
            <text:p>46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1953896816684962E-3" table:style-name="ce44">
            <text:p>0,2%</text:p>
          </table:table-cell>
          <table:table-cell office:value-type="float" office:value="176217" table:style-name="ce43">
            <text:p>176.21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1933872760814431" table:style-name="ce44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0965" table:style-name="ce43">
            <text:p>230.965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8575769733079532" table:style-name="ce44">
            <text:p>98,6%</text:p>
          </table:table-cell>
          <table:table-cell office:value-type="float" office:value="146090" table:style-name="ce43">
            <text:p>146.090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50417238975435008" table:style-name="ce44">
            <text:p>50,4%</text:p>
          </table:table-cell>
          <table:table-cell office:value-type="float" office:value="17695" table:style-name="ce43">
            <text:p>17.695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1004966462685236E-2" table:style-name="ce44">
            <text:p>5,1%</text:p>
          </table:table-cell>
          <table:table-cell office:value-type="float" office:value="24524" table:style-name="ce43">
            <text:p>24.524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420459780876054E-2" table:style-name="ce44">
            <text:p>6,0%</text:p>
          </table:table-cell>
          <table:table-cell office:value-type="float" office:value="40585" table:style-name="ce43">
            <text:p>40.585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652213038411528E-2" table:style-name="ce44">
            <text:p>4,6%</text:p>
          </table:table-cell>
          <table:table-cell office:value-type="float" office:value="1734" table:style-name="ce43">
            <text:p>1.734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352253756260434E-2" table:style-name="ce44">
            <text:p>1,1%</text:p>
          </table:table-cell>
          <table:table-cell office:value-type="float" office:value="9" table:style-name="ce43">
            <text:p>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2.0448039260235381E-4" table:style-name="ce44">
            <text:p>0,0%</text:p>
          </table:table-cell>
          <table:table-cell office:value-type="float" office:value="461602" table:style-name="ce43">
            <text:p>461.602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19537526405809089" table:style-name="ce44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461" table:style-name="ce43">
            <text:p>22.461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.0114378349169182" table:style-name="ce44">
            <text:p>101,1%</text:p>
          </table:table-cell>
          <table:table-cell office:value-type="float" office:value="13570" table:style-name="ce43">
            <text:p>13.570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48248888888888891" table:style-name="ce44">
            <text:p>48,2%</text:p>
          </table:table-cell>
          <table:table-cell office:value-type="float" office:value="3932" table:style-name="ce43">
            <text:p>3.932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10424730897714619" table:style-name="ce44">
            <text:p>10,4%</text:p>
          </table:table-cell>
          <table:table-cell office:value-type="float" office:value="3498" table:style-name="ce43">
            <text:p>3.498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3388721047331323E-2" table:style-name="ce44">
            <text:p>7,3%</text:p>
          </table:table-cell>
          <table:table-cell office:value-type="float" office:value="4873" table:style-name="ce43">
            <text:p>4.873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5280529279488564E-2" table:style-name="ce44">
            <text:p>4,5%</text:p>
          </table:table-cell>
          <table:table-cell office:value-type="float" office:value="404" table:style-name="ce43">
            <text:p>404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9083608880491262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48747" table:style-name="ce43">
            <text:p>48.747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8001905549728939" table:style-name="ce44">
            <text:p>18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50416" table:style-name="ce43">
            <text:p>350.416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6235876986284818" table:style-name="ce44">
            <text:p>96,2%</text:p>
          </table:table-cell>
          <table:table-cell office:value-type="float" office:value="204843" table:style-name="ce43">
            <text:p>204.843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3893754003661033" table:style-name="ce44">
            <text:p>38,9%</text:p>
          </table:table-cell>
          <table:table-cell office:value-type="float" office:value="56971" table:style-name="ce43">
            <text:p>56.971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8.1002611886714926E-2" table:style-name="ce44">
            <text:p>8,1%</text:p>
          </table:table-cell>
          <table:table-cell office:value-type="float" office:value="54275" table:style-name="ce43">
            <text:p>54.275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5793532576124377E-2" table:style-name="ce44">
            <text:p>5,6%</text:p>
          </table:table-cell>
          <table:table-cell office:value-type="float" office:value="116183" table:style-name="ce43">
            <text:p>116.183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6219234549994687E-2" table:style-name="ce44">
            <text:p>4,6%</text:p>
          </table:table-cell>
          <table:table-cell office:value-type="float" office:value="14613" table:style-name="ce43">
            <text:p>14.613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046177321581936E-2" table:style-name="ce44">
            <text:p>3,0%</text:p>
          </table:table-cell>
          <table:table-cell office:value-type="float" office:value="164" table:style-name="ce43">
            <text:p>164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2071160965987295E-3" table:style-name="ce44">
            <text:p>0,1%</text:p>
          </table:table-cell>
          <table:table-cell office:value-type="float" office:value="797465" table:style-name="ce43">
            <text:p>797.465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4001365610048278" table:style-name="ce44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7894" table:style-name="ce43">
            <text:p>67.894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7309770535036044" table:style-name="ce44">
            <text:p>97,3%</text:p>
          </table:table-cell>
          <table:table-cell office:value-type="float" office:value="41469" table:style-name="ce43">
            <text:p>41.469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40300683194200138" table:style-name="ce44">
            <text:p>40,3%</text:p>
          </table:table-cell>
          <table:table-cell office:value-type="float" office:value="8009" table:style-name="ce43">
            <text:p>8.009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4516741656399539E-2" table:style-name="ce44">
            <text:p>5,5%</text:p>
          </table:table-cell>
          <table:table-cell office:value-type="float" office:value="14107" table:style-name="ce43">
            <text:p>14.107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6150542071500923E-2" table:style-name="ce44">
            <text:p>6,6%</text:p>
          </table:table-cell>
          <table:table-cell office:value-type="float" office:value="28090" table:style-name="ce43">
            <text:p>28.090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0955529554751341E-2" table:style-name="ce44">
            <text:p>5,1%</text:p>
          </table:table-cell>
          <table:table-cell office:value-type="float" office:value="2572" table:style-name="ce43">
            <text:p>2.572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674096421077468E-2" table:style-name="ce44">
            <text:p>2,2%</text:p>
          </table:table-cell>
          <table:table-cell office:value-type="float" office:value="107" table:style-name="ce43">
            <text:p>107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0825074902051165E-3" table:style-name="ce44">
            <text:p>0,3%</text:p>
          </table:table-cell>
          <table:table-cell office:value-type="float" office:value="162248" table:style-name="ce43">
            <text:p>162.248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3111171987565043" table:style-name="ce44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0118" table:style-name="ce43">
            <text:p>40.118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7454209784773838" table:style-name="ce44">
            <text:p>97,5%</text:p>
          </table:table-cell>
          <table:table-cell office:value-type="float" office:value="29180" table:style-name="ce43">
            <text:p>29.180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52301405219386288" table:style-name="ce44">
            <text:p>52,3%</text:p>
          </table:table-cell>
          <table:table-cell office:value-type="float" office:value="6264" table:style-name="ce43">
            <text:p>6.264</text:p>
          </table:table-cell>
          <table:table-cell office:value-type="float" office:value="73844" table:style-name="ce43">
            <text:p>73.844</text:p>
          </table:table-cell>
          <table:table-cell office:value-type="percentage" office:value="8.4827474134662267E-2" table:style-name="ce44">
            <text:p>8,5%</text:p>
          </table:table-cell>
          <table:table-cell office:value-type="float" office:value="7984" table:style-name="ce43">
            <text:p>7.984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2569756137919628E-2" table:style-name="ce44">
            <text:p>8,3%</text:p>
          </table:table-cell>
          <table:table-cell office:value-type="float" office:value="12752" table:style-name="ce43">
            <text:p>12.752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7176677367864123E-2" table:style-name="ce44">
            <text:p>5,7%</text:p>
          </table:table-cell>
          <table:table-cell office:value-type="float" office:value="952" table:style-name="ce43">
            <text:p>952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626842593547057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97255" table:style-name="ce43">
            <text:p>97.255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7588866684149132" table:style-name="ce44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3718" table:style-name="ce43">
            <text:p>153.718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7320671098448874" table:style-name="ce44">
            <text:p>97,3%</text:p>
          </table:table-cell>
          <table:table-cell office:value-type="float" office:value="71006" table:style-name="ce43">
            <text:p>71.006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33323477926234624" table:style-name="ce44">
            <text:p>33,3%</text:p>
          </table:table-cell>
          <table:table-cell office:value-type="float" office:value="15961" table:style-name="ce43">
            <text:p>15.961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697935520261032E-2" table:style-name="ce44">
            <text:p>5,7%</text:p>
          </table:table-cell>
          <table:table-cell office:value-type="float" office:value="24688" table:style-name="ce43">
            <text:p>24.688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2616677010503658E-2" table:style-name="ce44">
            <text:p>7,3%</text:p>
          </table:table-cell>
          <table:table-cell office:value-type="float" office:value="40063" table:style-name="ce43">
            <text:p>40.06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5270821922910843E-2" table:style-name="ce44">
            <text:p>5,5%</text:p>
          </table:table-cell>
          <table:table-cell office:value-type="float" office:value="3761" table:style-name="ce43">
            <text:p>3.761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802448636360398E-2" table:style-name="ce44">
            <text:p>2,7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309205" table:style-name="ce43">
            <text:p>309.205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6290040213410828" table:style-name="ce44">
            <text:p>16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39" table:style-name="ce43">
            <text:p>2.239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95009596928983" table:style-name="ce44">
            <text:p>86,0%</text:p>
          </table:table-cell>
          <table:table-cell office:value-type="float" office:value="3367" table:style-name="ce43">
            <text:p>3.367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7975914775358968" table:style-name="ce44">
            <text:p>78,0%</text:p>
          </table:table-cell>
          <table:table-cell office:value-type="float" office:value="995" table:style-name="ce43">
            <text:p>995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266386661575665" table:style-name="ce44">
            <text:p>12,7%</text:p>
          </table:table-cell>
          <table:table-cell office:value-type="float" office:value="662" table:style-name="ce43">
            <text:p>662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728625822083766E-2" table:style-name="ce44">
            <text:p>5,7%</text:p>
          </table:table-cell>
          <table:table-cell office:value-type="float" office:value="922" table:style-name="ce43">
            <text:p>922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0665868422803166E-2" table:style-name="ce44">
            <text:p>3,1%</text:p>
          </table:table-cell>
          <table:table-cell office:value-type="float" office:value="63" table:style-name="ce43">
            <text:p>63</text:p>
          </table:table-cell>
          <table:table-cell office:value-type="float" office:value="7581" table:style-name="ce43">
            <text:p>7.581</text:p>
          </table:table-cell>
          <table:table-cell office:value-type="percentage" office:value="8.3102493074792248E-3" table:style-name="ce44">
            <text:p>0,8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8248" table:style-name="ce43">
            <text:p>8.248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467124157320354" table:style-name="ce44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701" table:style-name="ce43">
            <text:p>1.701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2413793103448276" table:style-name="ce44">
            <text:p>72,4%</text:p>
          </table:table-cell>
          <table:table-cell office:value-type="float" office:value="2426" table:style-name="ce43">
            <text:p>2.426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4727854855923161" table:style-name="ce44">
            <text:p>64,7%</text:p>
          </table:table-cell>
          <table:table-cell office:value-type="float" office:value="1384" table:style-name="ce43">
            <text:p>1.38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7682381499936117" table:style-name="ce44">
            <text:p>17,7%</text:p>
          </table:table-cell>
          <table:table-cell office:value-type="float" office:value="597" table:style-name="ce43">
            <text:p>597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2836534206566955E-2" table:style-name="ce44">
            <text:p>5,3%</text:p>
          </table:table-cell>
          <table:table-cell office:value-type="float" office:value="899" table:style-name="ce43">
            <text:p>899</text:p>
          </table:table-cell>
          <table:table-cell office:value-type="float" office:value="30095" table:style-name="ce43">
            <text:p>30.095</text:p>
          </table:table-cell>
          <table:table-cell office:value-type="percentage" office:value="2.9872071772719722E-2" table:style-name="ce44">
            <text:p>3,0%</text:p>
          </table:table-cell>
          <table:table-cell office:value-type="float" office:value="76" table:style-name="ce43">
            <text:p>76</text:p>
          </table:table-cell>
          <table:table-cell office:value-type="float" office:value="8536" table:style-name="ce43">
            <text:p>8.536</text:p>
          </table:table-cell>
          <table:table-cell office:value-type="percentage" office:value="8.9034676663542651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089" table:style-name="ce43">
            <text:p>7.089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0712019100003022" table:style-name="ce44">
            <text:p>10,7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19" table:style-name="ce46">
            <text:p>6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30" table:style-name="ce46">
            <text:p>1.6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30" table:style-name="ce46">
            <text:p>6.7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8" table:style-name="ce46">
            <text:p>51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504" table:style-name="ce46">
            <text:p>9.504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73454" table:style-name="ce50">
            <text:p>2.773.454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7862756278704766" table:style-name="ce51">
            <text:p>97,9%</text:p>
          </table:table-cell>
          <table:table-cell office:value-type="float" office:value="1971950" table:style-name="ce50">
            <text:p>1.971.950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49796151306361419" table:style-name="ce51">
            <text:p>49,8%</text:p>
          </table:table-cell>
          <table:table-cell office:value-type="float" office:value="379433" table:style-name="ce50">
            <text:p>379.433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7.1094996314399181E-2" table:style-name="ce51">
            <text:p>7,1%</text:p>
          </table:table-cell>
          <table:table-cell office:value-type="float" office:value="462131" table:style-name="ce50">
            <text:p>462.131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570608473454731E-2" table:style-name="ce51">
            <text:p>6,6%</text:p>
          </table:table-cell>
          <table:table-cell office:value-type="float" office:value="833395" table:style-name="ce50">
            <text:p>833.395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4.9885631684641427E-2" table:style-name="ce51">
            <text:p>5,0%</text:p>
          </table:table-cell>
          <table:table-cell office:value-type="float" office:value="81233" table:style-name="ce50">
            <text:p>81.233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4539475135025569E-2" table:style-name="ce51">
            <text:p>2,5%</text:p>
          </table:table-cell>
          <table:table-cell office:value-type="float" office:value="1382" table:style-name="ce50">
            <text:p>1.382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4561945695111633E-3" table:style-name="ce51">
            <text:p>0,1%</text:p>
          </table:table-cell>
          <table:table-cell office:value-type="float" office:value="6502978" table:style-name="ce50">
            <text:p>6.502.978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6204851344718149" table:style-name="ce51">
            <text:p>16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2T16:36:15Z</meta:creation-date>
    <dc:date>2021-05-12T16:36:59Z</dc:date>
  </office:meta>
</office:document-meta>
</file>